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10150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7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8" style:family="paragraph" style:parent-style-name="Table_20_Contents">
      <style:text-properties officeooo:rsid="001a0e7c" officeooo:paragraph-rsid="001a0e7c"/>
    </style:style>
    <style:style style:name="P9" style:family="paragraph" style:parent-style-name="Table_20_Contents">
      <style:text-properties officeooo:rsid="001c04af" officeooo:paragraph-rsid="001c04af"/>
    </style:style>
    <style:style style:name="P10" style:family="paragraph" style:parent-style-name="Table_20_Contents">
      <style:text-properties officeooo:paragraph-rsid="001c04af"/>
    </style:style>
    <style:style style:name="P11" style:family="paragraph" style:parent-style-name="Table_20_Contents">
      <style:text-properties officeooo:rsid="001ed96b" officeooo:paragraph-rsid="001ed96b"/>
    </style:style>
    <style:style style:name="P12" style:family="paragraph" style:parent-style-name="Table_20_Contents">
      <style:text-properties officeooo:rsid="001ed96b" officeooo:paragraph-rsid="0023e54c"/>
    </style:style>
    <style:style style:name="P13" style:family="paragraph" style:parent-style-name="Table_20_Contents">
      <style:text-properties officeooo:rsid="001f7ac7" officeooo:paragraph-rsid="001f7ac7"/>
    </style:style>
    <style:style style:name="P14" style:family="paragraph" style:parent-style-name="Table_20_Contents">
      <style:text-properties officeooo:rsid="001f7ac7" officeooo:paragraph-rsid="0023e54c"/>
    </style:style>
    <style:style style:name="P15" style:family="paragraph" style:parent-style-name="Table_20_Contents">
      <style:text-properties officeooo:rsid="0022db07" officeooo:paragraph-rsid="0022db07"/>
    </style:style>
    <style:style style:name="P16" style:family="paragraph" style:parent-style-name="Table_20_Contents">
      <style:text-properties officeooo:rsid="0022db07" officeooo:paragraph-rsid="0023e54c"/>
    </style:style>
    <style:style style:name="P17" style:family="paragraph" style:parent-style-name="Table_20_Contents">
      <style:text-properties officeooo:rsid="002628d2" officeooo:paragraph-rsid="002628d2"/>
    </style:style>
    <style:style style:name="P18" style:family="paragraph" style:parent-style-name="Table_20_Contents">
      <style:text-properties officeooo:rsid="00273f72" officeooo:paragraph-rsid="00273f72"/>
    </style:style>
    <style:style style:name="P19" style:family="paragraph" style:parent-style-name="Table_20_Contents">
      <style:text-properties officeooo:rsid="0027cd33" officeooo:paragraph-rsid="0027cd33"/>
    </style:style>
    <style:style style:name="P20" style:family="paragraph" style:parent-style-name="Table_20_Contents">
      <style:text-properties officeooo:rsid="0028b3b8" officeooo:paragraph-rsid="0028b3b8"/>
    </style:style>
    <style:style style:name="P21" style:family="paragraph" style:parent-style-name="Table_20_Contents">
      <style:text-properties officeooo:rsid="0029c826" officeooo:paragraph-rsid="0029c826"/>
    </style:style>
    <style:style style:name="P22" style:family="paragraph" style:parent-style-name="Table_20_Contents">
      <style:text-properties officeooo:rsid="0029ee0c" officeooo:paragraph-rsid="0029ee0c"/>
    </style:style>
    <style:style style:name="P23" style:family="paragraph" style:parent-style-name="Table_20_Contents">
      <style:text-properties officeooo:rsid="002bc048" officeooo:paragraph-rsid="002bc048"/>
    </style:style>
    <style:style style:name="P24" style:family="paragraph" style:parent-style-name="Table_20_Contents">
      <style:text-properties officeooo:rsid="002c3f25" officeooo:paragraph-rsid="002c3f25"/>
    </style:style>
    <style:style style:name="P25" style:family="paragraph" style:parent-style-name="Table_20_Contents">
      <style:text-properties officeooo:rsid="002cec66" officeooo:paragraph-rsid="002cec66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0e7c"/>
    </style:style>
    <style:style style:name="T4" style:family="text">
      <style:text-properties officeooo:rsid="001c04af"/>
    </style:style>
    <style:style style:name="T5" style:family="text">
      <style:text-properties officeooo:rsid="001f7ac7"/>
    </style:style>
    <style:style style:name="T6" style:family="text">
      <style:text-properties officeooo:rsid="0020f9b3"/>
    </style:style>
    <style:style style:name="T7" style:family="text">
      <style:text-properties officeooo:rsid="0022db07"/>
    </style:style>
    <style:style style:name="T8" style:family="text">
      <style:text-properties officeooo:rsid="0023e54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9ee0c" style:font-style-asian="normal" style:font-style-complex="normal"/>
    </style:style>
    <style:style style:name="T12" style:family="text">
      <style:text-properties fo:font-style="normal" officeooo:rsid="002c3f25" style:font-style-asian="normal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6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8">80</text:span>.. minutos.</text:p>
      <text:p text:style-name="Standard">1. He resuelto todas las dudas que tenía antes de iniciar la sesión de prácticas: <text:span text:style-name="T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P25">iNode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P4"><text:soft-page-break/>b) Cuestionario de conocimientos adquiridos.</text:p>
      <text:p text:style-name="Standard"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a) uptime -p //el sistema esta en marcha da 1 hora y 20 minutos</text:p>
            <text:p text:style-name="P10"><text:span text:style-name="T4">b) who -q //solo un usuario esta trabajando (mi ordenador)</text:span></text:p>
            <text:p text:style-name="P10"><text:span text:style-name="T4">c) uptime //la carga media entre 15 minutos es 0,52</text:span></text:p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a) #!/bin/bash</text:p>
            <text:p text:style-name="P11">i=0</text:p>
            <text:p text:style-name="P11">aritm=0</text:p>
            <text:p text:style-name="P11">while [ $i -lt $1 ];</text:p>
            <text:p text:style-name="P11">do</text:p>
            <text:p text:style-name="P11"><text:s text:c="8"/>let aritm=56*46</text:p>
            <text:p text:style-name="P11"><text:s text:c="8"/>let i=i+1</text:p>
            <text:p text:style-name="P11">done</text:p>
            <text:p text:style-name="P11">echo “El valor de la variable es $i, <text:span text:style-name="T7">y el proceso es el numero $2</text:span>”</text:p>
            <text:p text:style-name="P11">## Para hacerlo ejecutable, chmod +x prueba_procesos</text:p>
            <text:p text:style-name="P15">## En el terminal, ejecuto ./prueba_procesos 100000 &lt;num_proceso&gt; &amp;</text:p>
            <text:p text:style-name="P15">## &lt;num_proceso&gt; es un entero que me ayuda ad identificar el proceso</text:p>
            <text:p text:style-name="P15">## una vez ejecutado y cambiado de prioridad</text:p>
            <text:p text:style-name="P15"/>
            <text:p text:style-name="P12">b) <text:span text:style-name="T8">##para ejecutar en background</text:span></text:p>
            <text:p text:style-name="P12">./<text:span text:style-name="T5">prueba_procesos 1000000 1 &amp; </text:span></text:p>
            <text:p text:style-name="P14"><text:span text:style-name="T8">##</text:span>cambio la prioridad a la minima posible. Il proceso se ejecuta velocemente.</text:p>
            <text:p text:style-name="P13"><text:span text:style-name="T6">re</text:span>nice -20 &lt;PID<text:span text:style-name="T6">1</text:span>&gt; </text:p>
            <text:p text:style-name="P14"><text:span text:style-name="T8">##</text:span>cambio la prioridad a la maxima posible. Il proceso se ejecuta mas lientamente.</text:p>
            <text:p text:style-name="P14"><text:span text:style-name="T6">re</text:span>nice 19 &lt;PID<text:span text:style-name="T6">2</text:span>&gt; </text:p>
            <text:p text:style-name="P13"/>
            <text:p text:style-name="P16">c) ## Esta orden me permite de obtener el tiempo de finalizacion del proceso1.</text:p>
            <text:p text:style-name="P16">time ./prueba_procesos 1000000 1 &amp; </text:p>
          </table:table-cell>
        </table:table-row>
      </table:table>
      <text:p text:style-name="Standard"/>
      <text:p text:style-name="Standard"><text:soft-page-break/></text:p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7">a-b)mpstat</text:p>
            <text:p text:style-name="P17">## Muestra que la percentuaje de tiempo de CPU usado para atender interrupciones HW (%irq) ##es 0,00 y que la percentuaje de tiempo en tratar interrupciones SW (%soft) es 0,09</text:p>
            <text:p text:style-name="P17"/>
            <text:p text:style-name="P17">c) top</text:p>
            <text:p text:style-name="P17">##Muestra informacciones respecto la actividad del procesador en tiempo real, y tambien el ##espacio de <text:span text:style-name="T9">swap</text:span><text:span text:style-name="T10">, que en mi ordenador son 0,00 espacio usado, y todo el espacio libre.</text:span></text:p>
          </table:table-cell>
        </table:table-row>
      </table:table>
      <text:p text:style-name="Standard"/>
      <text:p text:style-name="Standard">Mi solución a la <text:span text:style-name="T2">actividad 3.6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8">vmstat 2 20 &gt; sys_activity</text:p>
            <text:p text:style-name="P18">##En esto fichero estan todas las informacciones respecto la memoria del sistema en uso</text:p>
            <text:p text:style-name="P18">##Esta ejecuciòn es periòdica: entonses se puede mirar la salida de la memoria usada</text:p>
          </table:table-cell>
        </table:table-row>
      </table:table>
      <text:p text:style-name="Standard"/>
      <text:p text:style-name="Standard">Mi solución a la <text:span text:style-name="T2">actividad 3.8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">a) ls -lau</text:p>
            <text:p text:style-name="P19">b) ls -lac</text:p>
          </table:table-cell>
        </table:table-row>
      </table:table>
      <text:p text:style-name="P5"/>
      <text:p text:style-name="Standard">Mi solución a la <text:span text:style-name="T2">actividad 3.9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0">1. df</text:p>
            <text:p text:style-name="P20">##Los bloques de datos que estan usandos son 411184.</text:p>
            <text:p text:style-name="P20">df -h</text:p>
            <text:p text:style-name="P20">##En <text:span text:style-name="T9">human readable format</text:span><text:span text:style-name="T10">, son 402MB.</text:span></text:p>
            <text:p text:style-name="P20"><text:span text:style-name="T10">2. df -i</text:span></text:p>
            <text:p text:style-name="P20"><text:span text:style-name="T10">##Los iNodos usados son 14666.</text:span></text:p>
            <text:p text:style-name="P21"><text:span text:style-name="T10">##El numero de nuevos archivos che se pueden crear es egual al numero de inodes libres.</text:span></text:p>
            <text:p text:style-name="P21"><text:span text:style-name="T10">3. du /etc/</text:span></text:p>
            <text:p text:style-name="P21"><text:span text:style-name="T10">## El tamaño de /etc/ es 21056. </text:span></text:p>
            <text:p text:style-name="P21"><text:span text:style-name="T10">du /var/</text:span></text:p>
            <text:p text:style-name="P21"><text:span text:style-name="T10">## El tamaño de /var/ es 13564.</text:span></text:p>
            <text:p text:style-name="P21"><text:soft-page-break/><text:span text:style-name="T10">## Los tamaños de /bin/, /usr/ y /lib/ son respectivamente 5384, 303176, 24540.</text:span></text:p>
            <text:p text:style-name="P21"><text:span text:style-name="T10">## Esto se esperava porque nel directorio /usr almacena la mayorìa de los ejecutables binarios del sistema; /bin/ es mas pequeño porque almacena los programas fundamentales por todos los usuarios del sistema; /lib almacena todas las bibliotecas necesarias para los programas en /bin/, entonces tiene que ser mas grande; /etc/ es de tamaño parecido a /lib/ porque almacena los archivos de configuracion del sistema. /var/ almacena los directorios de SPOOL y otro archivos variables entre el funcionamento del sistema.</text:span></text:p>
            <text:p text:style-name="P21"><text:span text:style-name="T10">4. </text:span><text:span text:style-name="T11">du /etc/ --block-size=4K -c</text:span></text:p>
            <text:p text:style-name="P22"><text:span text:style-name="T10">## El directorio /etc/ utiliza 5264 bloques de 4K</text:span></text:p>
            <text:p text:style-name="P22"><text:span text:style-name="T10">## Por omisiòn (por defecto), el tamaño utilizado en el SA es de 1024Bytes, o 1KB.</text:span></text:p>
          </table:table-cell>
        </table:table-row>
      </table:table>
      <text:p text:style-name="P5"/>
      <text:p text:style-name="Standard">Mi solución a la <text:span text:style-name="T2">actividad 3.10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3">$ ln -s archivo.txt softLink</text:p>
            <text:p text:style-name="P23">$ ln archivo.txt hardLink</text:p>
            <text:p text:style-name="P23">$ ln target_hardLink2.txt hardLink2</text:p>
            <text:p text:style-name="P23">El contador contabiliza solo los enlaces duros (<text:span text:style-name="T9">hardLink</text:span><text:span text:style-name="T10">)</text:span>, no los simbolicos (<text:span text:style-name="T9">softLink</text:span><text:span text:style-name="T10">), </text:span><text:span text:style-name="T12">para poder liberar el inodo cuando todos los nombres de archivos que utilizan dicho inodo hayan sido eliminados de la estractura de directorios y nunca antes.</text:span></text:p>
          </table:table-cell>
        </table:table-row>
      </table:table>
      <text:p text:style-name="P5"/>
      <text:p text:style-name="Standard">Mi solución a la <text:span text:style-name="T2">actividad 3.12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4">## Creaciòn del dispositivo de bloques</text:p>
            <text:p text:style-name="P24">mknod /dev/prueba b 0 64</text:p>
            <text:p text:style-name="P24">##Creaciòn del dispositivo de caracteres</text:p>
            <text:p text:style-name="P24">mknod /dev/prueba2 c 0 64</text:p>
            <text:p text:style-name="P24">## Se pueden diferenciar los dispositivos por la primera letra nel orden</text:p>
            <text:p text:style-name="P24">ls -l /dev/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2</meta:editing-cycles>
    <meta:creation-date>2011-10-05T09:46:35.67</meta:creation-date>
    <meta:editing-duration>P1DT3H29M1S</meta:editing-duration>
    <meta:generator>LibreOffice/4.2.8.2$Linux_X86_64 LibreOffice_project/420m0$Build-2</meta:generator>
    <dc:date>2015-10-15T17:56:17.044791000</dc:date>
    <meta:print-date>2011-10-06T10:39:21.37</meta:print-date>
    <meta:document-statistic meta:table-count="14" meta:image-count="1" meta:object-count="0" meta:page-count="4" meta:paragraph-count="81" meta:word-count="710" meta:character-count="4176" meta:non-whitespace-character-count="3507"/>
    <meta:user-defined meta:name="Información 1"/>
    <meta:user-defined meta:name="Información 2"/>
    <meta:user-defined meta:name="Información 3"/>
    <meta:user-defined meta:name="Información 4"/>
  </office:meta>
</office:document-meta>
</file>